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fo:color="#2d3b45" style:font-name="Times New Roman" fo:font-size="12pt" fo:background-color="#ffffff" style:font-size-asian="12pt" style:font-name-complex="Times New Roman1" style:font-size-complex="12pt"/>
    </style:style>
    <style:style style:name="P4" style:family="paragraph" style:parent-style-name="Standard">
      <style:paragraph-properties fo:line-height="200%"/>
      <style:text-properties fo:color="#222222" style:font-name="Times New Roman" fo:font-size="12pt" fo:background-color="#ffffff" style:font-size-asian="12pt" style:font-name-complex="Times New Roman1" style:font-size-complex="12pt"/>
    </style:style>
    <style:style style:name="P5" style:family="paragraph" style:parent-style-name="Standard">
      <style:paragraph-properties fo:line-height="200%"/>
      <style:text-properties fo:color="#333333" style:font-name="Times New Roman" fo:font-size="12pt" fo:background-color="#ffffff" style:font-size-asian="12pt" style:font-name-complex="Times New Roman1" style:font-size-complex="12pt"/>
    </style:style>
    <style:style style:name="P6" style:family="paragraph" style:parent-style-name="Standard">
      <style:paragraph-properties fo:margin-left="0.5in" fo:margin-right="0in" fo:line-height="200%" fo:text-indent="-0.5in" style:auto-text-indent="false"/>
    </style:style>
    <style:style style:name="P7" style:family="paragraph" style:parent-style-name="Standard" style:master-page-name="Standard">
      <style:paragraph-properties fo:line-height="200%" style:page-number="auto"/>
    </style:style>
    <style:style style:name="T1" style:family="text">
      <style:text-properties fo:color="#202124" style:font-name="Times New Roman" fo:font-size="12pt" fo:background-color="#ffffff" loext:char-shading-value="0" style:font-size-asian="12pt" style:font-name-complex="Times New Roman1" style:font-size-complex="12pt"/>
    </style:style>
    <style:style style:name="T2" style:family="text">
      <style:text-properties fo:color="#2d3b45" style:font-name="Times New Roman" fo:font-size="12pt" fo:background-color="#ffffff" loext:char-shading-value="0" style:font-size-asian="12pt" style:font-name-complex="Times New Roman1" style:font-size-complex="12pt"/>
    </style:style>
    <style:style style:name="T3" style:family="text">
      <style:text-properties fo:color="#333333" style:font-name="Times New Roman" fo:font-size="12pt" fo:background-color="#ffffff" loext:char-shading-value="0" style:font-size-asian="12pt" style:font-name-complex="Times New Roman1" style:font-size-complex="12pt"/>
    </style:style>
    <style:style style:name="T4" style:family="text">
      <style:text-properties fo:color="#333333"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Times New Roman" fo:font-size="12pt" fo:background-color="#ffffff" loext:char-shading-value="0"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font-style-complex="italic"/>
    </style:style>
    <style:style style:name="T7" style:family="text">
      <style:text-properties fo:color="#222222" style:font-name="Times New Roman" fo:font-size="12pt" fo:background-color="#ffffff" loext:char-shading-value="0"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tudent’s Name</text:span></text:p>
      <text:p text:style-name="P1"><text:span text:style-name="T1">Professor’s Name </text:span></text:p>
      <text:p text:style-name="P1"><text:span text:style-name="T1">Course</text:span></text:p>
      <text:p text:style-name="P1"><text:span text:style-name="T1">Date <text:s/></text:span></text:p>
      <text:p text:style-name="P1"><text:span text:style-name="T1">Julius Caesar </text:span></text:p>
      <text:p text:style-name="P1"><text:span text:style-name="T2">Julius Caesar violated tradition by declaring himself "Dictator for Life." The declaration as a dictator showed that he was willing and intending to be the sole center of power in Roman Empire. The declaration caused problem in terms of the roles and duties of other powers within Roman Empire </text:span><text:span text:style-name="T3">(National Geographic Society)</text:span><text:span text:style-name="T2">. This meant that he would be ruling and dictating many activities from the church issues, societal as well as political moves of the empire.</text:span><text:span text:style-name="T3"> </text:span></text:p>
      <text:p text:style-name="P1"><text:span text:style-name="T2">Most of the centers of powers such as the senates among other traditional authorities were not happy with his move. As a result his political allies organized for his assassination not long after him declaring himself as a dictator </text:span><text:span text:style-name="T3">(National Geographic Society)</text:span><text:span text:style-name="T2">. It is because of the fear that he would rule absolutely as a king that made his rivals’ assassinate him. The fear of absolute ruling and dictating the whole Rome would mean he would grow more powerful than he was already. </text:span></text:p>
      <text:p text:style-name="P3"/>
      <text:p text:style-name="P3"/>
      <text:p text:style-name="P3"/>
      <text:p text:style-name="P3"/>
      <text:p text:style-name="P1"><text:soft-page-break/><text:span text:style-name="T2">Work Cited </text:span></text:p>
      <text:p text:style-name="P6"><text:span text:style-name="T3">National Geographic Society. “Julius Caesar.” </text:span><text:span text:style-name="T4">National Geographic Society</text:span><text:span text:style-name="T3">, 3 July 2018, </text:span><text:a xlink:type="simple" xlink:href="http://www.nationalgeographic.org/encyclopedia/julius-caesar/" text:style-name="ListLabel_20_1" text:visited-style-name="ListLabel_20_1"><text:span text:style-name="Internet_20_link"><text:span text:style-name="T5">www.nationalgeographic.org/encyclopedia/julius-caesar/</text:span></text:span></text:a><text:span text:style-name="T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1">Student’s Name</text:span></text:p>
      <text:p text:style-name="P1"><text:span text:style-name="T1">Professor’s Name </text:span></text:p>
      <text:p text:style-name="P1"><text:span text:style-name="T1">Course</text:span></text:p>
      <text:p text:style-name="P1"><text:span text:style-name="T1">Date <text:s/></text:span></text:p>
      <text:p text:style-name="P1"><text:span text:style-name="T1">Cicero</text:span></text:p>
      <text:p text:style-name="P1"><text:span text:style-name="T7">Cicero issues with the rule of the Warlords like Sulla pertained to the republic operations and need for a stable as opposed warlords who wanted various spheres of power. For instance, Cicero upholds the republican system's integrity during the instability that led to the establishment of the Roman Empire</text:span><text:span text:style-name="T5"> (Land)</text:span><text:span text:style-name="T7">. Additionally, he came from wealthy influential family thus had much influence surpassing the warlords. Cicero upheld the importance of law and nature in administration of rules in republic. </text:span></text:p>
      <text:p text:style-name="P1"><text:span text:style-name="T7">He maintained that there was essence and need to have a law administered by one powerful leader. Cicero political views were challenged based on his personal nature. That is, he was prone to overreaction in the face of political and private change </text:span><text:span text:style-name="T5">(Land)</text:span><text:span text:style-name="T7">. Further his friendship with Cesar who already was consumed by power. It would be easy to point he was acting at the interest of the king Caesar.</text:span></text:p>
      <text:p text:style-name="P4"/>
      <text:p text:style-name="P4"/>
      <text:p text:style-name="P4"/>
      <text:p text:style-name="P5"/>
      <text:p text:style-name="P2"><text:soft-page-break/><text:span text:style-name="T5">Work Cited.</text:span></text:p>
      <text:p text:style-name="P6"><text:span text:style-name="T5">Land, Graham. “Cicero and the End of the Roman Republic.” </text:span><text:span text:style-name="T6">History Hit</text:span><text:span text:style-name="T5">, History Hit, 13 June 2019, www.historyhit.com/cicero-and-the-en</text:span><text:bookmark text:name="_GoBack"/><text:span text:style-name="T5">d-of-the-roman-republ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nick</meta:initial-creator>
    <meta:editing-cycles>2</meta:editing-cycles>
    <meta:creation-date>2020-04-16T12:07:00</meta:creation-date>
    <dc:date>2020-04-16T17:43:33.354605294</dc:date>
    <meta:editing-duration>PT1H15M11S</meta:editing-duration>
    <meta:generator>LibreOffice/6.0.7.3$Linux_X86_64 LibreOffice_project/00m0$Build-3</meta:generator>
    <meta:document-statistic meta:table-count="0" meta:image-count="0" meta:object-count="0" meta:page-count="4" meta:paragraph-count="18" meta:word-count="356" meta:character-count="2285" meta:non-whitespace-character-count="19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